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top="0cm" fo:margin-bottom="0cm" style:contextual-spacing="false" fo:line-height="100%"/>
    </style:style>
    <style:style style:name="P2" style:family="paragraph" style:parent-style-name="Standard">
      <style:paragraph-properties fo:margin-top="0cm" fo:margin-bottom="0cm" style:contextual-spacing="false" fo:line-height="100%"/>
      <style:text-properties style:font-name="Arial1" fo:font-size="10pt" style:font-size-asian="10pt" style:font-size-complex="10pt"/>
    </style:style>
    <style:style style:name="P3" style:family="paragraph" style:parent-style-name="Text_20_body">
      <style:paragraph-properties fo:margin-top="0cm" fo:margin-bottom="0cm" style:contextual-spacing="false" fo:line-height="100%"/>
    </style:style>
    <style:style style:name="P4" style:family="paragraph" style:parent-style-name="Text_20_body">
      <style:paragraph-properties fo:margin-top="0cm" fo:margin-bottom="0cm" style:contextual-spacing="false" fo:line-height="100%" fo:break-before="page"/>
    </style:style>
    <style:style style:name="P5" style:family="paragraph" style:parent-style-name="Text_20_body">
      <style:paragraph-properties fo:margin-top="0cm" fo:margin-bottom="0cm" style:contextual-spacing="false" fo:line-height="100%"/>
      <style:text-properties officeooo:paragraph-rsid="001e549f"/>
    </style:style>
    <style:style style:name="P6" style:family="paragraph" style:parent-style-name="Text_20_body">
      <style:paragraph-properties fo:margin-top="0cm" fo:margin-bottom="0cm" style:contextual-spacing="false" fo:line-height="100%"/>
      <style:text-properties officeooo:paragraph-rsid="0022d67d"/>
    </style:style>
    <style:style style:name="P7" style:family="paragraph" style:parent-style-name="Text_20_body">
      <style:paragraph-properties fo:margin-top="0cm" fo:margin-bottom="0cm" style:contextual-spacing="false" fo:line-height="100%"/>
      <style:text-properties style:font-name="Arial1" fo:font-size="10pt" style:font-size-asian="10pt" style:font-size-complex="10pt"/>
    </style:style>
    <style:style style:name="P8" style:family="paragraph" style:parent-style-name="Text_20_body">
      <style:paragraph-properties fo:margin-top="0cm" fo:margin-bottom="0cm" style:contextual-spacing="false" fo:line-height="100%"/>
      <style:text-properties style:font-name="Arial1" fo:font-size="10pt" officeooo:rsid="001e549f" officeooo:paragraph-rsid="001e549f" style:font-size-asian="10pt" style:font-size-complex="10pt"/>
    </style:style>
    <style:style style:name="P9" style:family="paragraph" style:parent-style-name="Text_20_body">
      <style:paragraph-properties fo:margin-top="0cm" fo:margin-bottom="0cm" style:contextual-spacing="false" fo:line-height="100%"/>
      <style:text-properties style:font-name="Arial1" fo:font-size="10pt" fo:font-weight="bold" style:font-size-asian="10pt" style:font-weight-asian="bold" style:font-size-complex="10pt" style:font-weight-complex="bold"/>
    </style:style>
    <style:style style:name="P10" style:family="paragraph" style:parent-style-name="Text_20_body">
      <style:paragraph-properties fo:margin-top="0cm" fo:margin-bottom="0cm" style:contextual-spacing="false" fo:line-height="100%"/>
      <style:text-properties fo:color="#b2b2b2" loext:opacity="100%" style:font-name="Arial1" fo:font-size="10pt" fo:font-style="italic" officeooo:rsid="001e549f" officeooo:paragraph-rsid="001e549f" style:font-size-asian="10pt" style:font-style-asian="italic" style:font-size-complex="10pt" style:font-style-complex="italic"/>
    </style:style>
    <style:style style:name="P11" style:family="paragraph" style:parent-style-name="Text_20_body">
      <style:paragraph-properties fo:margin-top="0cm" fo:margin-bottom="0cm" style:contextual-spacing="false" fo:line-height="100%"/>
      <style:text-properties fo:font-size="10pt" officeooo:paragraph-rsid="001e549f" style:font-size-asian="10pt" style:font-size-complex="10pt"/>
    </style:style>
    <style:style style:name="T1" style:family="text">
      <style:text-properties style:font-name="Arial1"/>
    </style:style>
    <style:style style:name="T2" style:family="text">
      <style:text-properties style:font-name="Arial1" fo:font-size="10pt" fo:font-style="normal" style:font-size-asian="10pt" style:font-style-asian="normal" style:font-size-complex="10pt" style:font-style-complex="normal"/>
    </style:style>
    <style:style style:name="T3" style:family="text">
      <style:text-properties style:font-name="Arial1" fo:font-size="10pt" style:font-size-asian="10pt" style:font-size-complex="10pt"/>
    </style:style>
    <style:style style:name="T4" style:family="text">
      <style:text-properties style:font-name="Arial1" fo:font-size="10pt" fo:font-weight="normal" officeooo:rsid="001e549f" style:font-size-asian="10pt" style:font-weight-asian="normal" style:font-size-complex="10pt" style:font-weight-complex="normal"/>
    </style:style>
    <style:style style:name="T5" style:family="text">
      <style:text-properties style:font-name="Arial1" fo:font-size="16pt" style:font-size-asian="16pt" style:font-size-complex="16pt"/>
    </style:style>
    <style:style style:name="T6" style:family="text">
      <style:text-properties fo:color="#b2b2b2" loext:opacity="100%" style:font-name="Arial1" fo:font-size="10pt" style:font-size-asian="10pt" style:font-size-complex="10pt"/>
    </style:style>
    <style:style style:name="T7" style:family="text">
      <style:text-properties fo:color="#b2b2b2" loext:opacity="100%" style:font-name="Arial1" fo:font-size="10pt" officeooo:rsid="001e549f" style:font-size-asian="10pt" style:font-size-complex="10pt"/>
    </style:style>
    <style:style style:name="T8" style:family="text">
      <style:text-properties fo:color="#b2b2b2" loext:opacity="100%" style:font-name="Arial1" fo:font-size="10pt" officeooo:rsid="001ff8e6" style:font-size-asian="10pt" style:font-size-complex="10pt"/>
    </style:style>
    <style:style style:name="T9" style:family="text">
      <style:text-properties fo:color="#b2b2b2" loext:opacity="100%" style:font-name="Arial1" fo:font-size="10pt" officeooo:rsid="0022d67d" style:font-size-asian="10pt" style:font-size-complex="10pt"/>
    </style:style>
    <style:style style:name="T10" style:family="text">
      <style:text-properties fo:color="#b2b2b2" loext:opacity="100%" style:font-name="Arial1" fo:font-size="10pt" officeooo:rsid="0023bb09" style:font-size-asian="10pt" style:font-size-complex="10pt"/>
    </style:style>
    <style:style style:name="T11" style:family="text">
      <style:text-properties fo:color="#b2b2b2" loext:opacity="100%" style:font-name="Arial1" fo:font-size="10pt" fo:font-style="normal" style:font-size-asian="10pt" style:font-style-asian="normal" style:font-size-complex="10pt" style:font-style-complex="normal"/>
    </style:style>
    <style:style style:name="T12" style:family="text">
      <style:text-properties fo:color="#b2b2b2" loext:opacity="100%" style:font-name="Arial1" fo:font-size="10pt" fo:font-style="italic" officeooo:rsid="001e549f" style:font-size-asian="10pt" style:font-style-asian="italic" style:font-size-complex="10pt" style:font-style-complex="italic"/>
    </style:style>
    <style:style style:name="T13" style:family="text">
      <style:text-properties fo:color="#b2b2b2" loext:opacity="100%" fo:font-style="italic" officeooo:rsid="001e549f" style:font-style-asian="italic" style:font-style-complex="italic"/>
    </style:style>
    <style:style style:name="T14" style:family="text">
      <style:text-properties fo:color="#b2b2b2" loext:opacity="100%" fo:font-style="italic" officeooo:rsid="00211c37" style:font-style-asian="italic" style:font-style-complex="italic"/>
    </style:style>
    <style:style style:name="T15" style:family="text">
      <style:text-properties fo:color="#000000" loext:opacity="100%" style:font-name="Arial1" fo:font-size="10pt" fo:font-style="normal" style:font-size-asian="10pt" style:font-style-asian="normal" style:font-size-complex="10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Emphasis"><text:span text:style-name="T12">Die grauen Wörter <text:s/>löschen und stattdessen die eigenen Infos reinschreiben</text:span></text:span></text:p>
      <text:p text:style-name="P5"><text:span text:style-name="Emphasis"><text:span text:style-name="T12"/></text:span></text:p>
      <text:p text:style-name="P3"><text:span text:style-name="Emphasis"><text:span text:style-name="T2">Absender:</text:span></text:span></text:p>
      <text:p text:style-name="P3"><text:span text:style-name="Emphasis"><text:span text:style-name="T6">Name:</text:span></text:span></text:p>
      <text:p text:style-name="P3"><text:span text:style-name="Emphasis"><text:span text:style-name="T6">Adresse:</text:span></text:span></text:p>
      <text:p text:style-name="P3"><text:span text:style-name="Emphasis"><text:span text:style-name="T6"/></text:span></text:p>
      <text:p text:style-name="P7"/>
      <text:p text:style-name="P7">An das</text:p>
      <text:p text:style-name="P7">Bundesamt für Migration und Flüchtlinge</text:p>
      <text:p text:style-name="P9">Nur per Fax: 0911 943 _ _ _ _ _ (zuständige Außenstelle) sowie 0911 943 10 000 (Zentrale Nürnberg)</text:p>
      <text:h text:style-name="P1" text:outline-level="1"><text:span text:style-name="Strong_20_Emphasis"><text:span text:style-name="T3"/></text:span></text:h>
      <text:h text:style-name="P1" text:outline-level="1"><text:span text:style-name="Strong_20_Emphasis"><text:span text:style-name="T5">EILT! SOFORT VORLEGEN: Asylfolgeantrag gem. § 71 AsylG</text:span></text:span></text:h>
      <text:p text:style-name="P3"><text:span text:style-name="Strong_20_Emphasis"><text:span text:style-name="T3"/></text:span></text:p>
      <text:p text:style-name="P7">Hiermit beantrage ich <text:span text:style-name="T13">(für mich und meine Familie = Ehepartner*in / Kinder unter 18)</text:span></text:p>
      <text:p text:style-name="P3"><text:span text:style-name="Emphasis"><text:span text:style-name="T15">Name:</text:span></text:span></text:p>
      <text:p text:style-name="P3"><text:span text:style-name="Emphasis"><text:span text:style-name="T15">Geburtsdatum:</text:span></text:span></text:p>
      <text:p text:style-name="P3"><text:span text:style-name="Emphasis"><text:span text:style-name="T15">Staatsangehörigkeit:</text:span></text:span></text:p>
      <text:p text:style-name="P3"><text:span text:style-name="Emphasis"><text:span text:style-name="T15">Früheres BAMF-Aktenzeichen </text:span></text:span><text:span text:style-name="Emphasis"><text:span text:style-name="T11">(falls zur Hand):</text:span></text:span></text:p>
      <text:p text:style-name="P5"><text:span text:style-name="Emphasis"><text:span text:style-name="T12">Familienmitglieder:</text:span></text:span></text:p>
      <text:p text:style-name="P5"><text:span text:style-name="Emphasis"><text:span text:style-name="T12"/></text:span></text:p>
      <text:p text:style-name="P5"><text:span text:style-name="Emphasis"><text:span text:style-name="T12"/></text:span></text:p>
      <text:p text:style-name="P5"><text:span text:style-name="Emphasis"><text:span text:style-name="T12"/></text:span></text:p>
      <text:p text:style-name="P7"/>
      <text:p text:style-name="P7">die Durchführung eines weiteren Asylverfahrens gem. § 71 AsylG.</text:p>
      <text:p text:style-name="P7"/>
      <text:p text:style-name="P10">Mind. 1 der 3 Möglichkeiten muss erfüllt sein. Was nicht erfüllt ist, kann man löschen.</text:p>
      <text:p text:style-name="P8"/>
      <text:p text:style-name="P11"><text:span text:style-name="T1">( ) Die Voraussetzungen des § 51 Abs. 1 bis 3 VwVfG sind erfüllt. Es liegt eine geänderte Sachlage vor, die mir erst seit weniger als 3 Monaten bekannt ist: </text:span></text:p>
      <text:p text:style-name="P5"><text:span text:style-name="Emphasis"><text:span text:style-name="T6"/></text:span></text:p>
      <text:p text:style-name="P5"><text:span text:style-name="Emphasis"><text:span text:style-name="T6">In 1 - 2 Sätzen</text:span></text:span><text:span text:style-name="T6"> </text:span><text:span text:style-name="Emphasis"><text:span text:style-name="T6">Begründung für neue, sehr große Änderungen im Herkunftsland oder der persönlichen Situation, die das Leben gefährden bei einer Abschiebung, z.B. Regierungssturz, Pandemie, neue Terrorgefahr etc.</text:span></text:span></text:p>
      <text:p text:style-name="P3"><text:span text:style-name="Emphasis"><text:span text:style-name="T3"/></text:span></text:p>
      <text:p text:style-name="P11"><text:span text:style-name="T1">( ) Die Voraussetzungen des § 51 Abs. 1 bis 3 VwVfG sind erfüllt. Es liegt eine geänderte Rechtslage vor, die mir erst seit weniger als 3 Monaten bekannt ist: </text:span></text:p>
      <text:p text:style-name="P5"><text:span text:style-name="Emphasis"><text:span text:style-name="T6"/></text:span></text:p>
      <text:p text:style-name="P5"><text:span text:style-name="Emphasis"><text:span text:style-name="T6">In 1 - 2 Sätzen</text:span></text:span><text:span text:style-name="T6"> </text:span><text:span text:style-name="Emphasis"><text:span text:style-name="T6">Begründung für neue, sehr große Änderungen der Rechtsprechung, z.B. neues EuGH Urteil, dass Abschiebungen in das Land verbietet o.ä.</text:span></text:span></text:p>
      <text:p text:style-name="P5"><text:span text:style-name="Emphasis"><text:span text:style-name="T6"/></text:span></text:p>
      <text:p text:style-name="P11"><text:span text:style-name="T1">( ) Die Voraussetzungen des § 51 Abs. 1 bis 3 VwVfG sind erfüllt. Es liegen neue Beweise vor, die mir erst seit weniger als 3 Monaten zugänglich sind: </text:span></text:p>
      <text:p text:style-name="P5"><text:span text:style-name="Emphasis"><text:span text:style-name="T6"/></text:span></text:p>
      <text:p text:style-name="P5"><text:span text:style-name="Emphasis"><text:span text:style-name="T6">In 1 - 2 Sätzen</text:span></text:span><text:span text:style-name="T6"> </text:span><text:span text:style-name="Emphasis"><text:span text:style-name="T6">Begründung für neue, sehr starke Beweismittel für eine Verfolgungsgefahr, die das BAMF früher nicht geglaubt hat.</text:span></text:span></text:p>
      <text:p text:style-name="P5"><text:span text:style-name="Emphasis"><text:span text:style-name="T6"/></text:span></text:p>
      <text:p text:style-name="P3"><text:span text:style-name="T3">§ 71 Abs. 5 S. 2 AsylG ist </text:span><text:span text:style-name="Strong_20_Emphasis"><text:span text:style-name="T3">NICHT</text:span></text:span><text:span text:style-name="T3"> vorliegend:</text:span></text:p>
      <text:p text:style-name="P7">Dieser Asylantrag soll nicht allein meine Abschiebung verzögern.</text:p>
      <text:p text:style-name="P7"/>
      <text:p text:style-name="P3"><text:span text:style-name="Emphasis"><text:span text:style-name="T6">Kurze</text:span></text:span><text:span text:style-name="T6"> </text:span><text:span text:style-name="Emphasis"><text:span text:style-name="T6">Begründung, warum man erst s</text:span></text:span><text:span text:style-name="Emphasis"><text:span text:style-name="T8">o</text:span></text:span><text:span text:style-name="Emphasis"><text:span text:style-name="T6"> spät den Asylfolgeantrag </text:span></text:span><text:span text:style-name="Emphasis"><text:span text:style-name="T8">und bei laufender Abschiebung </text:span></text:span><text:span text:style-name="Emphasis"><text:span text:style-name="T6">stellt und nicht schon früher.</text:span></text:span></text:p>
      <text:p text:style-name="P3"><text:span text:style-name="Emphasis"><text:span text:style-name="T6"/></text:span></text:p>
      <text:p text:style-name="P7">Daher gilt Satz 3: "Im Übrigen darf die Abschiebung erst nach Ablauf der Frist nach § 74 Absatz 1 zweiter Halbsatz und im Fall eines innerhalb der Frist gestellten Antrags nach § 80 Absatz 5 der Verwaltungsgerichtsordnung erst nach der gerichtlichen Ablehnung dieses Antrags vollzogen werden"</text:p>
      <text:p text:style-name="P8"/>
      <text:p text:style-name="P8">Die genaue Begründung findet sich auf den folgenden <text:span text:style-name="T14">[Anzahl der Seiten] </text:span>Seiten.</text:p>
      <text:p text:style-name="P7"/>
      <text:p text:style-name="P7"/>
      <text:p text:style-name="P3"><text:span text:style-name="Strong_20_Emphasis"><text:span text:style-name="T3"/></text:span></text:p>
      <text:p text:style-name="P5"><text:span text:style-name="Strong_20_Emphasis"><text:span text:style-name="T4">Ort, Datum, Unterschrift:</text:span></text:span></text:p>
      <text:p text:style-name="P4"><text:span text:style-name="Strong_20_Emphasis"><text:span text:style-name="T3">Begründung</text:span></text:span></text:p>
      <text:p text:style-name="P5"><text:span text:style-name="Emphasis"><text:span text:style-name="T7"/></text:span></text:p>
      <text:p text:style-name="P5"><text:span text:style-name="Emphasis"><text:span text:style-name="T7">Am besten die Gründe auf eine 2. Seite schreiben. So kann der Betroffene schon unterschreiben und Unterstützer*innen können die Begründung danach noch genauer formulieren. Alles zusammen muss dann mit Beweisen, wenn es sie gibt, an das BAMF gefaxt werden.</text:span></text:span></text:p>
      <text:p text:style-name="P5"><text:span text:style-name="Emphasis"><text:span text:style-name="T7"/></text:span></text:p>
      <text:p text:style-name="P5"><text:span text:style-name="Emphasis"><text:span text:style-name="T6">Hier genauer die Gründe für den Folgeantrag beschreiben. Es kann kurz und knapp geschrieben sein, auch als Stichpunkte. Aber es muss genau und detailliert geschrieben sein. Je mehr Beweise oder auch neue Berichte von NGOs, Lageberichte von Außenministerien etc. man hat, desto besser.</text:span></text:span></text:p>
      <text:p text:style-name="P3"><text:span text:style-name="Emphasis"><text:span text:style-name="T6">Man soll nicht die Probleme des Landes allgemein beschreiben, sonder</text:span></text:span><text:span text:style-name="Emphasis"><text:span text:style-name="T7">n</text:span></text:span><text:span text:style-name="Emphasis"><text:span text:style-name="T6"> ganz konkret auf die eigene Person beziehen, z.B. neue Kämpfe im Bürgerkrieg des Landes » was bedeutet das für deinen Wohnort etc, </text:span></text:span><text:span text:style-name="Emphasis"><text:span text:style-name="T9">was ist der Familie passiert, die noch dort ist usw. </text:span></text:span></text:p>
      <text:p text:style-name="P6"><text:span text:style-name="Emphasis"><text:span text:style-name="T9">Gibt es neue Verfolgungsgründe? z.B: durch Regierungswechsel, neue Diktatur, neue Gesetze, Outing als LGBTIQ* oder als Opposit</text:span></text:span><text:span text:style-name="Emphasis"><text:span text:style-name="T10">i</text:span></text:span><text:span text:style-name="Emphasis"><text:span text:style-name="T9">onelle*r?</text:span></text:span></text:p>
      <text:p text:style-name="P6"><text:span text:style-name="Emphasis"><text:span text:style-name="T9"/></text:span></text:p>
      <text:p text:style-name="P6"><text:span text:style-name="Emphasis"><text:span text:style-name="T9">Hier kann man nach aktueller Rechtsprechung suchen und ähnliche Fälle suchen: </text:span></text:span><text:a xlink:type="simple" xlink:href="https://www.asyl.net/recht/entscheidungsdatenbank" text:style-name="Internet_20_link" text:visited-style-name="Visited_20_Internet_20_Link"><text:span text:style-name="Emphasis">https://www.asyl.net/recht/entscheidungsdatenbank</text:span></text:a></text:p>
      <text:p text:style-name="P6"><text:span text:style-name="Emphasis"><text:span text:style-name="T9">» man kann sich an den Argumenten und Quellen orientieren, aber es muss zusätzlich die eigene Situation genau beschrieben werden!</text:span></text:span></text:p>
      <text:p text:style-name="P6"><text:span text:style-name="Emphasis"><text:span text:style-name="T9"/></text:span></text:p>
      <text:p text:style-name="P6"><text:span text:style-name="Emphasis"><text:span text:style-name="T9">Gibt es neue Verfolgungsbeweise? z.B: neue Bedrohungen?</text:span></text:span></text:p>
      <text:p text:style-name="P6"><text:span text:style-name="Emphasis"><text:span text:style-name="T9">Gibt es einen neuen oder verschärften kriegerischen Konflikt?</text:span></text:span></text:p>
      <text:p text:style-name="P6"><text:span text:style-name="Emphasis"><text:span text:style-name="T9">Droht Tod durch fehlende medizinische Behandlung? Gibt es individuell keinen Zugang zu dieser Behandlung?</text:span></text:span></text:p>
      <text:p text:style-name="P6"><text:span text:style-name="Emphasis"><text:span text:style-name="T9">Drohen Obdachlosigkeit oder Hunger, und der Staat oder Hilfsorganisationen können dabei nicht genug helfen? </text:span></text:span></text:p>
      <text:p text:style-name="P6"><text:span text:style-name="Emphasis"><text:span text:style-name="T9"/></text:span></text:p>
      <text:p text:style-name="P6"><text:span text:style-name="Emphasis"><text:span text:style-name="T9"/></text:spa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2T16:23:05.477000000</meta:creation-date>
    <dc:date>2024-11-22T16:38:39.651000000</dc:date>
    <meta:editing-duration>PT15M32S</meta:editing-duration>
    <meta:editing-cycles>5</meta:editing-cycles>
    <meta:generator>LibreOffice/24.2.1.2$Windows_X86_64 LibreOffice_project/db4def46b0453cc22e2d0305797cf981b68ef5ac</meta:generator>
    <meta:document-statistic meta:table-count="0" meta:image-count="0" meta:object-count="0" meta:page-count="2" meta:paragraph-count="39" meta:word-count="572" meta:character-count="3731" meta:non-whitespace-character-count="3192"/>
  </office:meta>
</office:document-meta>
</file>